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dia/image1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FFFF"/>
    </style:style>
    <style:style style:name="ce4" style:family="table-cell" style:parent-style-name="Default" style:data-style-name="N36">
      <style:table-cell-properties fo:border-top="thin solid #D9D9D9" fo:border-bottom="thin solid #D9D9D9" fo:border-left="thin solid #D9D9D9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13">
      <style:table-cell-properties fo:border-top="thin solid #D9D9D9" fo:border-bottom="thin solid #D9D9D9" fo:border-left="thin solid #D9D9D9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D9D9D9" fo:border-bottom="thin solid #000000" fo:border-left="thin solid #D9D9D9" fo:border-right="thin solid #000000" style:vertical-align="automatic" fo:background-color="#F2F2F2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order-top="thin solid #D9D9D9" fo:border-bottom="thin solid #D9D9D9" fo:border-left="thin solid #D9D9D9" fo:border-right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1">
      <style:table-cell-properties fo:border-top="thin solid #D9D9D9" fo:border-bottom="thin solid #D9D9D9" fo:border-left="thin solid #D9D9D9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14">
      <style:table-cell-properties fo:border-top="thin solid #D9D9D9" fo:border-bottom="none" fo:border-left="thin solid #D9D9D9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thin solid #BFBFBF" fo:border-bottom="none" fo:border-left="none" fo:border-right="thin solid #000000" style:vertical-align="automatic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thin solid #BFBFBF" fo:border-bottom="thin solid #000000" fo:border-left="thin solid #BFBFBF" fo:border-right="thin solid #000000" style:vertical-align="automatic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F2F2F2" fo:border-bottom="thin solid #F2F2F2" fo:border-left="thin solid #000000" fo:border-right="thin solid #F2F2F2" style:vertical-align="automatic" fo:background-color="#F8CBA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F2F2F2" style:vertical-align="automatic" fo:background-color="#F8CBA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F2F2F2" fo:border-bottom="thin solid #F2F2F2" fo:border-left="thin solid #F2F2F2" fo:border-right="thin solid #000000" style:vertical-align="automatic" fo:background-color="#F8CBA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F2F2F2" fo:border-bottom="thin solid #F2F2F2" fo:border-left="thin solid #000000" fo:border-right="thin solid #F2F2F2" fo:background-color="#D9D9D9"/>
      <style:text-properties fo:font-size="12pt" style:font-size-asian="12pt" style:font-size-complex="12pt"/>
    </style:style>
    <style:style style:name="ce16" style:family="table-cell" style:parent-style-name="Default" style:data-style-name="N12">
      <style:table-cell-properties fo:border="thin solid #F2F2F2" style:vertical-align="automatic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12">
      <style:table-cell-properties fo:border-top="thin solid #F2F2F2" fo:border-bottom="thin solid #F2F2F2" fo:border-left="thin solid #F2F2F2" fo:border-right="thin solid #000000" style:vertical-align="automatic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F2F2F2" fo:border-bottom="thin solid #000000" fo:border-left="thin solid #000000" fo:border-right="thin solid #F2F2F2" fo:background-color="#D9D9D9"/>
      <style:text-properties fo:font-size="12pt" style:font-size-asian="12pt" style:font-size-complex="12pt"/>
    </style:style>
    <style:style style:name="ce19" style:family="table-cell" style:parent-style-name="Default" style:data-style-name="N12">
      <style:table-cell-properties fo:border-top="thin solid #F2F2F2" fo:border-bottom="thin solid #000000" fo:border-left="thin solid #F2F2F2" fo:border-right="thin solid #F2F2F2" style:vertical-align="automatic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12">
      <style:table-cell-properties fo:border-top="thin solid #F2F2F2" fo:border-bottom="thin solid #000000" fo:border-left="thin solid #F2F2F2" fo:border-right="thin solid #000000" style:vertical-align="automatic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Bom" style:data-style-name="N0">
      <style:table-cell-properties fo:background-color="#C6EFCE"/>
      <style:text-properties fo:color="#006100"/>
    </style:style>
    <style:style style:name="ce22" style:family="table-cell" style:parent-style-name="Bom" style:data-style-name="N13">
      <style:table-cell-properties fo:background-color="#C6EFCE"/>
      <style:text-properties fo:color="#006100"/>
    </style:style>
    <style:style style:name="ce23" style:family="table-cell" style:parent-style-name="Default" style:data-style-name="N0">
      <style:table-cell-properties fo:border-top="thin solid #D0CECE" fo:border-bottom="thin solid #F2F2F2" fo:border-left="thin solid #D0CECE" fo:border-right="thin solid #F2F2F2" style:vertical-align="automatic" fo:background-color="#595959" style:repeat-content="false"/>
      <style:paragraph-properties fo:text-align="center"/>
      <style:text-properties fo:color="#FFFFFF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D0CECE" fo:border-bottom="thin solid #F2F2F2" fo:border-left="thin solid #F2F2F2" fo:border-right="thin solid #F2F2F2" style:vertical-align="automatic" fo:background-color="#595959" style:repeat-content="false"/>
      <style:paragraph-properties fo:text-align="center"/>
      <style:text-properties fo:color="#FFFFFF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D0CECE" fo:border-bottom="thin solid #F2F2F2" fo:border-left="thin solid #F2F2F2" fo:border-right="thin solid #D0CECE" style:vertical-align="automatic" fo:background-color="#595959" style:repeat-content="false"/>
      <style:paragraph-properties fo:text-align="center"/>
      <style:text-properties fo:color="#FFFFFF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F2F2F2" fo:border-bottom="thin solid #F2F2F2" fo:border-left="thin solid #D0CECE" fo:border-right="thin solid #F2F2F2"/>
    </style:style>
    <style:style style:name="ce27" style:family="table-cell" style:parent-style-name="Default" style:data-style-name="N0">
      <style:table-cell-properties fo:border="thin solid #F2F2F2"/>
    </style:style>
    <style:style style:name="ce28" style:family="table-cell" style:parent-style-name="Default" style:data-style-name="N13">
      <style:table-cell-properties fo:border-top="thin solid #F2F2F2" fo:border-bottom="thin solid #F2F2F2" fo:border-left="thin solid #F2F2F2" fo:border-right="thin solid #D0CECE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F2F2F2" fo:border-bottom="thin solid #D0CECE" fo:border-left="thin solid #D0CECE" fo:border-right="thin solid #F2F2F2"/>
    </style:style>
    <style:style style:name="ce30" style:family="table-cell" style:parent-style-name="Default" style:data-style-name="N0">
      <style:table-cell-properties fo:border-top="thin solid #F2F2F2" fo:border-bottom="thin solid #D0CECE" fo:border-left="thin solid #F2F2F2" fo:border-right="thin solid #F2F2F2"/>
    </style:style>
    <style:style style:name="ce31" style:family="table-cell" style:parent-style-name="Default" style:data-style-name="N13">
      <style:table-cell-properties fo:border-top="thin solid #F2F2F2" fo:border-bottom="thin solid #D0CECE" fo:border-left="thin solid #F2F2F2" fo:border-right="thin solid #D0CECE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fo:wrap-option="wrap" fo:background-color="#FFF2CC" style:repeat-content="false"/>
      <style:paragraph-properties fo:text-align="center"/>
      <style:text-properties fo:color="#806000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6">
      <style:table-cell-properties style:vertical-align="automatic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13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 style:data-style-name="N36">
      <style:table-cell-properties style:vertical-align="automatic" fo:background-color="#F2F2F2" style:repeat-content="fals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#BFBFBF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36">
      <style:table-cell-properties style:vertical-align="automatic" fo:background-color="#BFBFB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  <style:text-properties fo:color="#806000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F2F2F2" fo:border-left="thin solid #000000" fo:border-right="thin solid #F2F2F2" style:vertical-align="middle" fo:wrap-option="wrap" fo:background-color="#8EA9DB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F2F2F2" fo:border-left="thin solid #F2F2F2" fo:border-right="thin solid #F2F2F2" style:vertical-align="middle" fo:wrap-option="wrap" fo:background-color="#8EA9DB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F2F2F2" fo:border-left="thin solid #F2F2F2" fo:border-right="thin solid #000000" style:vertical-align="middle" fo:wrap-option="wrap" fo:background-color="#8EA9DB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8EA9DB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8EA9DB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8EA9DB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D9D9D9" fo:border-left="thin solid #000000" fo:border-right="thin solid #D9D9D9" style:vertical-align="automatic" fo:background-color="#F2F2F2" style:repeat-content="false"/>
      <style:paragraph-properties fo:text-align="start" fo:margin-left="0.353cm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F2F2F2" style:repeat-content="false"/>
      <style:paragraph-properties fo:text-align="start" fo:margin-left="0.353cm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thin solid #D9D9D9" fo:border-bottom="thin solid #000000" fo:border-left="thin solid #000000" fo:border-right="thin solid #D9D9D9" style:vertical-align="automatic" fo:background-color="#F2F2F2" style:repeat-content="false"/>
      <style:paragraph-properties fo:text-align="start" fo:margin-left="0.353cm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-top="thin solid #D9D9D9" fo:border-bottom="thin solid #000000" fo:border-left="thin solid #D9D9D9" fo:border-right="thin solid #D9D9D9" style:vertical-align="automatic" fo:background-color="#F2F2F2" style:repeat-content="false"/>
      <style:paragraph-properties fo:text-align="start" fo:margin-left="0.353cm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D9D9D9" fo:border-bottom="thin solid #D9D9D9" fo:border-left="thin solid #000000" fo:border-right="thin solid #D9D9D9" style:vertical-align="automatic" fo:background-color="#F2F2F2" style:repeat-content="false"/>
      <style:paragraph-properties fo:text-align="start" fo:margin-left="0.353cm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="thin solid #D9D9D9" style:vertical-align="automatic" fo:background-color="#F2F2F2" style:repeat-content="false"/>
      <style:paragraph-properties fo:text-align="start" fo:margin-left="0.353cm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thin solid #D9D9D9" fo:border-left="thin solid #000000" fo:border-right="thin solid #D9D9D9" style:vertical-align="middle" fo:wrap-option="wrap" fo:background-color="#8EA9DB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D9D9D9" fo:border-left="thin solid #D9D9D9" fo:border-right="thin solid #D9D9D9" style:vertical-align="middle" fo:wrap-option="wrap" fo:background-color="#8EA9DB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D9D9D9" fo:border-left="thin solid #D9D9D9" fo:border-right="thin solid #000000" style:vertical-align="middle" fo:wrap-option="wrap" fo:background-color="#8EA9DB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D9D9D9" fo:border-bottom="thin solid #D9D9D9" fo:border-left="thin solid #000000" fo:border-right="thin solid #D9D9D9" style:vertical-align="automatic" fo:wrap-option="wrap" fo:background-color="#F2F2F2" style:repeat-content="false"/>
      <style:paragraph-properties fo:text-align="start" fo:margin-left="0.353cm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="thin solid #D9D9D9" style:vertical-align="automatic" fo:wrap-option="wrap" fo:background-color="#F2F2F2" style:repeat-content="false"/>
      <style:paragraph-properties fo:text-align="start" fo:margin-left="0.353cm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thin solid #D9D9D9" fo:border-bottom="thin solid #D9D9D9" fo:border-left="thin solid #000000" fo:border-right="thin solid #D9D9D9" style:vertical-align="automatic" fo:background-color="#F2F2F2" style:repeat-content="false"/>
      <style:paragraph-properties fo:text-align="start" fo:margin-left="0.353cm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thin solid #D9D9D9" fo:border-bottom="none" fo:border-left="thin solid #000000" fo:border-right="thin solid #D9D9D9" style:vertical-align="automatic" fo:background-color="#F2F2F2" style:repeat-content="false"/>
      <style:paragraph-properties fo:text-align="start" fo:margin-left="0.353cm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top="thin solid #D9D9D9" fo:border-bottom="none" fo:border-left="thin solid #D9D9D9" fo:border-right="thin solid #D9D9D9" style:vertical-align="automatic" fo:background-color="#F2F2F2" style:repeat-content="false"/>
      <style:paragraph-properties fo:text-align="start" fo:margin-left="0.353cm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thin solid #BFBFBF" fo:border-bottom="thin solid #BFBFBF" fo:border-left="thin solid #000000" fo:border-right="thin solid #D9D9D9" style:vertical-align="automatic" fo:background-color="#D9D9D9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BFBFBF" fo:border-bottom="thin solid #BFBFBF" fo:border-left="thin solid #D9D9D9" fo:border-right="thin solid #BFBFBF" style:vertical-align="automatic" fo:background-color="#D9D9D9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D9D9D9" style:vertical-align="automatic" fo:background-color="#D9D9D9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thin solid #D9D9D9" fo:border-right="none" style:vertical-align="automatic" fo:background-color="#D9D9D9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F2F2F2" fo:border-bottom="thin solid #F2F2F2" fo:border-left="thin solid #D0CECE" fo:border-right="thin solid #F2F2F2" style:vertical-align="automatic" fo:background-color="#808080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thin solid #F2F2F2" style:vertical-align="automatic" fo:background-color="#808080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F2F2F2" fo:border-bottom="thin solid #F2F2F2" fo:border-left="thin solid #F2F2F2" fo:border-right="thin solid #D0CECE" style:vertical-align="automatic" fo:background-color="#808080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thin solid #F2F2F2" fo:border-left="thin solid #000000" fo:border-right="thin solid #000000" style:vertical-align="middle" fo:wrap-option="wrap" fo:background-color="#8EA9DB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8EA9DB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thin solid #D9D9D9" fo:border-left="thin solid #000000" fo:border-right="thin solid #000000" style:vertical-align="middle" fo:wrap-option="wrap" fo:background-color="#8EA9DB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D9D9D9" fo:border-bottom="thin solid #BFBFBF" fo:border-left="thin solid #000000" fo:border-right="thin solid #D9D9D9" style:vertical-align="automatic" fo:background-color="#F2F2F2" style:repeat-content="false"/>
      <style:paragraph-properties fo:text-align="start" fo:margin-left="0.353cm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BFBFBF" fo:border-bottom="thin solid #BFBFBF" fo:border-left="thin solid #000000" fo:border-right="thin solid #BFBFBF" style:vertical-align="automatic" fo:background-color="#D9D9D9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BFBFBF" fo:border-bottom="thin solid #000000" fo:border-left="thin solid #000000" fo:border-right="thin solid #BFBFBF" style:vertical-align="automatic" fo:background-color="#D9D9D9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F2F2F2" fo:border-bottom="thin solid #F2F2F2" fo:border-left="thin solid #D0CECE" fo:border-right="thin solid #D0CECE" style:vertical-align="automatic" fo:background-color="#808080" style:repeat-content="false"/>
      <style:paragraph-properties fo:text-align="center"/>
    </style:style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4.47145833333333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0.343958333333333cm"/>
    </style:style>
    <style:style style:name="co7" style:family="table-column">
      <style:table-column-properties fo:break-before="auto" style:column-width="0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5.13291666666667cm" style:use-optimal-column-width="true"/>
    </style:style>
    <style:style style:name="co10" style:family="table-column">
      <style:table-column-properties fo:break-before="auto" style:column-width="3.94229166666667cm"/>
    </style:style>
    <style:style style:name="co11" style:family="table-column">
      <style:table-column-properties fo:break-before="auto" style:column-width="2.98979166666667cm" style:use-optimal-column-width="true"/>
    </style:style>
    <style:style style:name="co12" style:family="table-column">
      <style:table-column-properties fo:break-before="auto" style:column-width="1.74625cm" style:use-optimal-column-width="true"/>
    </style:style>
    <style:style style:name="co13" style:family="table-column">
      <style:table-column-properties fo:break-before="auto" style:column-width="2.85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Conservador&quot;;&quot;Moderado&quot;;&quot;Agressivo&quot;)">
          <table:help-message table:display="true"/>
          <table:error-message table:display="true"/>
        </table:content-validation>
        <table:content-validation table:name="val2" table:condition="of:cell-content-is-in-list(&quot;Conservador&quot;;&quot;Moderado&quot;;&quot;Agressivo&quot;)">
          <table:help-message table:display="true"/>
          <table:error-message table:display="true"/>
        </table:content-validation>
      </table:content-validations>
      <table:table table:name="Simulad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 table:visibility="collapse"/>
        <table:table-column table:style-name="co7" table:number-columns-repeated="16377" table:default-cell-style-name="ce1" table:visibility="collapse"/>
        <table:table-row table:style-name="ro1">
          <table:table-cell table:number-columns-repeated="5" table:style-name="ce2"/>
          <table:table-cell table:number-columns-repeated="16379"/>
        </table:table-row>
        <table:table-row table:style-name="ro1">
          <table:table-cell table:style-name="ce2"/>
          <table:table-cell table:style-name="ce2">
            <draw:frame draw:z-index="1" draw:id="id0" draw:style-name="a0" draw:name="Imagem 2" svg:x="0.94792in" svg:y="0.05208in" svg:width="3.3125in" svg:height="0.9791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3" table:number-rows-spanned="1" table:style-name="ce70">
            <text:p>CONFIGURAÇÕES</text:p>
          </table:table-cell>
          <table:covered-table-cell table:number-columns-repeated="2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48">
            <text:p>Salários</text:p>
          </table:table-cell>
          <table:covered-table-cell/>
          <table:table-cell office:value-type="currency" office:value="3000" table:style-name="ce4">
            <text:p>R$ 3.000,00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52">
            <text:p>Rendimento Carteira</text:p>
          </table:table-cell>
          <table:covered-table-cell/>
          <table:table-cell office:value-type="percentage" office:value="0.01" table:style-name="ce5">
            <text:p>1%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50">
            <text:p>Sugestão de Investimento (30%)</text:p>
          </table:table-cell>
          <table:covered-table-cell/>
          <table:table-cell office:value-type="currency" office:value="900" table:formula="of:=[.D9]*30%" table:style-name="ce6">
            <text:p>R$ 9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3" table:number-rows-spanned="1" table:style-name="ce71">
            <text:p>INVESTIMENTO MENSAL</text:p>
          </table:table-cell>
          <table:covered-table-cell table:number-columns-repeated="2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57">
            <text:p>Quanto investir por mês?</text:p>
          </table:table-cell>
          <table:covered-table-cell/>
          <table:table-cell office:value-type="currency" office:value="500" table:style-name="ce7">
            <text:p>R$ 500,00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59">
            <text:p>Por quantos anos?</text:p>
          </table:table-cell>
          <table:covered-table-cell/>
          <table:table-cell office:value-type="float" office:value="5" table:style-name="ce8">
            <text:p>5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72">
            <text:p>Taxa de rendimento mensal?</text:p>
          </table:table-cell>
          <table:covered-table-cell/>
          <table:table-cell office:value-type="percentage" office:value="1.0789999999999999E-2" table:style-name="ce9">
            <text:p>1,08%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73">
            <text:p>Patrimônio acumulado?</text:p>
          </table:table-cell>
          <table:covered-table-cell/>
          <table:table-cell office:value-type="currency" office:value="41888.456999243819" table:formula="of:=FV($$taxa_mensal;$$q_anos*12;$$aporte)*-1" table:number-matrix-columns-spanned="1" table:number-matrix-rows-spanned="1" table:style-name="ce10">
            <text:p>R$ 41.888,46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74">
            <text:p>Dividendos mensais?</text:p>
          </table:table-cell>
          <table:covered-table-cell/>
          <table:table-cell office:value-type="currency" office:value="418.88456999243817" table:formula="of:=$$patrimonio*$$rendimento_carteira" table:number-matrix-columns-spanned="1" table:number-matrix-rows-spanned="1" table:style-name="ce11">
            <text:p>R$ 418,88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3" table:number-rows-spanned="1" table:style-name="ce69">
            <text:p>CENÁRIOS</text:p>
          </table:table-cell>
          <table:covered-table-cell table:number-columns-repeated="2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2">
            <text:p>Anos</text:p>
          </table:table-cell>
          <table:table-cell office:value-type="string" table:style-name="ce13">
            <text:p>Patrimônio Acumulado</text:p>
          </table:table-cell>
          <table:table-cell office:value-type="string" table:style-name="ce14">
            <text:p>Dividendos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15">
            <text:p>Quanto em 2 anos?</text:p>
          </table:table-cell>
          <table:table-cell office:value-type="currency" office:value="13613.813648822608" table:formula="of:=FV([.$D$16];[.$A22]*12;[.$D$14]*-1)" table:style-name="ce16">
            <text:p>R$ 13.613,81</text:p>
          </table:table-cell>
          <table:table-cell office:value-type="currency" office:value="136.13813648822608" table:formula="of:=[.C22]*$$rendimento_carteira" table:number-matrix-columns-spanned="1" table:number-matrix-rows-spanned="1" table:style-name="ce17">
            <text:p>R$ 136,14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3">
          <table:table-cell office:value-type="float" office:value="5" table:style-name="ce3">
            <text:p>5</text:p>
          </table:table-cell>
          <table:table-cell office:value-type="string" table:style-name="ce15">
            <text:p>Quanto em 5 anos?</text:p>
          </table:table-cell>
          <table:table-cell office:value-type="currency" office:value="41888.456999243819" table:formula="of:=FV([.$D$16];[.$A23]*12;[.$D$14]*-1)" table:style-name="ce16">
            <text:p>R$ 41.888,46</text:p>
          </table:table-cell>
          <table:table-cell office:value-type="currency" office:value="418.88456999243817" table:formula="of:=[.C23]*$$rendimento_carteira" table:number-matrix-columns-spanned="1" table:number-matrix-rows-spanned="1" table:style-name="ce17">
            <text:p>R$ 418,88</text:p>
          </table:table-cell>
          <table:table-cell office:value-type="float" office:value="5" table:style-name="ce3">
            <text:p>5</text:p>
          </table:table-cell>
          <table:table-cell table:style-name="ce1">
            <draw:frame draw:z-index="2" draw:id="id1" draw:style-name="a1" draw:name="Gráfico 1" svg:x="0in" svg:y="0.03125in" svg:width="0in" svg:height="3.0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3">
          <table:table-cell office:value-type="float" office:value="10" table:style-name="ce3">
            <text:p>10</text:p>
          </table:table-cell>
          <table:table-cell office:value-type="string" table:style-name="ce15">
            <text:p>Quanto em 10 anos?</text:p>
          </table:table-cell>
          <table:table-cell office:value-type="currency" office:value="121642.1062650861" table:formula="of:=FV([.$D$16];[.$A24]*12;[.$D$14]*-1)" table:style-name="ce16">
            <text:p>R$ 121.642,11</text:p>
          </table:table-cell>
          <table:table-cell office:value-type="currency" office:value="1216.4210626508609" table:formula="of:=[.C24]*$$rendimento_carteira" table:number-matrix-columns-spanned="1" table:number-matrix-rows-spanned="1" table:style-name="ce17">
            <text:p>R$ 1.216,42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3">
          <table:table-cell office:value-type="float" office:value="20" table:style-name="ce3">
            <text:p>20</text:p>
          </table:table-cell>
          <table:table-cell office:value-type="string" table:style-name="ce15">
            <text:p>Quanto em 20 anos?</text:p>
          </table:table-cell>
          <table:table-cell office:value-type="currency" office:value="562599.20004854025" table:formula="of:=FV([.$D$16];[.$A25]*12;[.$D$14]*-1)" table:style-name="ce16">
            <text:p>R$ 562.599,20</text:p>
          </table:table-cell>
          <table:table-cell office:value-type="currency" office:value="5625.992000485403" table:formula="of:=[.C25]*$$rendimento_carteira" table:number-matrix-columns-spanned="1" table:number-matrix-rows-spanned="1" table:style-name="ce17">
            <text:p>R$ 5.625,99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3">
          <table:table-cell office:value-type="float" office:value="30" table:style-name="ce3">
            <text:p>30</text:p>
          </table:table-cell>
          <table:table-cell office:value-type="string" table:style-name="ce18">
            <text:p>Quanto em 30 anos?</text:p>
          </table:table-cell>
          <table:table-cell office:value-type="currency" office:value="2161084.8275023573" table:formula="of:=FV([.$D$16];[.$A26]*12;[.$D$14]*-1)" table:style-name="ce19">
            <text:p>R$ 2.161.084,83</text:p>
          </table:table-cell>
          <table:table-cell office:value-type="currency" office:value="21610.848275023574" table:formula="of:=[.C26]*$$rendimento_carteira" table:number-matrix-columns-spanned="1" table:number-matrix-rows-spanned="1" table:style-name="ce20">
            <text:p>R$ 21.610,85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4">
          <table:table-cell table:style-name="ce1"/>
          <table:table-cell office:value-type="string" table:number-columns-spanned="2" table:number-rows-spanned="1" table:style-name="ce40">
            <text:p>PERFIL</text:p>
          </table:table-cell>
          <table:covered-table-cell/>
          <table:table-cell office:value-type="string" table:content-validation-name="val1" table:style-name="ce32">
            <text:p>Conservador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41">
            <text:p>Valor a ser investido por mês</text:p>
          </table:table-cell>
          <table:covered-table-cell/>
          <table:table-cell office:value-type="currency" office:value="500" table:style-name="ce33">
            <text:p>R$ 500,00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34"/>
          <table:table-cell table:number-columns-repeated="16380" table:style-name="ce1"/>
        </table:table-row>
        <table:table-row table:style-name="ro3">
          <table:table-cell/>
          <table:table-cell office:value-type="string" table:style-name="ce35">
            <text:p>Tipo de FII</text:p>
          </table:table-cell>
          <table:table-cell office:value-type="string" table:style-name="ce35">
            <text:p>Percentual Sugerido</text:p>
          </table:table-cell>
          <table:table-cell office:value-type="string" table:style-name="ce35">
            <text:p>Valores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34">
            <text:p>Papel</text:p>
          </table:table-cell>
          <table:table-cell office:value-type="percentage" office:value="0.3" table:formula="of:=VLOOKUP([.$D$30]&amp;&quot;-&quot;&amp;[.B34];[Auxiliar.$B:.$E];4;FALSE)" table:style-name="ce36">
            <text:p>30%</text:p>
          </table:table-cell>
          <table:table-cell office:value-type="currency" office:value="150" table:formula="of:=[.C34]*[.$D$31]" table:style-name="ce37">
            <text:p>R$ 150,00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34">
            <text:p>Tijolo</text:p>
          </table:table-cell>
          <table:table-cell office:value-type="percentage" office:value="0.5" table:formula="of:=VLOOKUP([.$D$30]&amp;&quot;-&quot;&amp;[.B35];[Auxiliar.$B:.$E];4;FALSE)" table:style-name="ce36">
            <text:p>50%</text:p>
          </table:table-cell>
          <table:table-cell office:value-type="currency" office:value="250" table:formula="of:=[.C35]*[.$D$31]" table:style-name="ce37">
            <text:p>R$ 250,00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34">
            <text:p>Híbridos</text:p>
          </table:table-cell>
          <table:table-cell office:value-type="percentage" office:value="0.1" table:formula="of:=VLOOKUP([.$D$30]&amp;&quot;-&quot;&amp;[.B36];[Auxiliar.$B:.$E];4;FALSE)" table:style-name="ce36">
            <text:p>10%</text:p>
          </table:table-cell>
          <table:table-cell office:value-type="currency" office:value="50" table:formula="of:=[.C36]*[.$D$31]" table:style-name="ce37">
            <text:p>R$ 50,00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34">
            <text:p>FOFs</text:p>
          </table:table-cell>
          <table:table-cell office:value-type="percentage" office:value="0.1" table:formula="of:=VLOOKUP([.$D$30]&amp;&quot;-&quot;&amp;[.B37];[Auxiliar.$B:.$E];4;FALSE)" table:style-name="ce36">
            <text:p>10%</text:p>
          </table:table-cell>
          <table:table-cell office:value-type="currency" office:value="50" table:formula="of:=[.C37]*[.$D$31]" table:style-name="ce37">
            <text:p>R$ 50,00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34">
            <text:p>Desenvolvimento</text:p>
          </table:table-cell>
          <table:table-cell office:value-type="percentage" office:value="0" table:formula="of:=VLOOKUP([.$D$30]&amp;&quot;-&quot;&amp;[.B38];[Auxiliar.$B:.$E];4;FALSE)" table:style-name="ce36">
            <text:p>0%</text:p>
          </table:table-cell>
          <table:table-cell office:value-type="currency" office:value="0" table:formula="of:=[.C38]*[.$D$31]" table:style-name="ce37">
            <text:p>R$ 0,00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34">
            <text:p>Hotelarias</text:p>
          </table:table-cell>
          <table:table-cell office:value-type="percentage" office:value="0" table:formula="of:=VLOOKUP([.$D$30]&amp;&quot;-&quot;&amp;[.B39];[Auxiliar.$B:.$E];4;FALSE)" table:style-name="ce36">
            <text:p>0%</text:p>
          </table:table-cell>
          <table:table-cell office:value-type="currency" office:value="0" table:formula="of:=[.C39]*[.$D$31]" table:style-name="ce37">
            <text:p>R$ 0,00</text:p>
          </table:table-cell>
          <table:table-cell table:number-columns-repeated="16380"/>
        </table:table-row>
        <table:table-row table:style-name="ro3">
          <table:table-cell/>
          <table:table-cell table:style-name="ce38"/>
          <table:table-cell table:style-name="ce35"/>
          <table:table-cell office:value-type="currency" office:value="500" table:formula="of:=SUM([.D34:.D39])" table:style-name="ce39">
            <text:p>R$ 500,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Gráfico 3" svg:x="0.35417in" svg:y="0.02083in" svg:width="5.26042in" svg:height="4.645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4" table:style-name="ro1">
          <table:table-cell table:number-columns-repeated="16384"/>
        </table:table-row>
      </table:table>
      <table:table table:name="Auxiliar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8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3">
            <text:p>CHAVE</text:p>
          </table:table-cell>
          <table:table-cell office:value-type="string" table:style-name="ce24">
            <text:p>PERFIL</text:p>
          </table:table-cell>
          <table:table-cell office:value-type="string" table:style-name="ce24">
            <text:p>TIPOS DE FII</text:p>
          </table:table-cell>
          <table:table-cell office:value-type="string" table:style-name="ce25">
            <text:p>%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6"/>
        </table:table-row>
        <table:table-row table:style-name="ro1">
          <table:table-cell/>
          <table:table-cell office:value-type="string" office:string-value="Conservador-Papel" table:formula="of:=[.C3]&amp;&quot;-&quot;&amp;[.D3]" table:style-name="ce26">
            <text:p>Conservador-Papel</text:p>
          </table:table-cell>
          <table:table-cell office:value-type="string" table:content-validation-name="val2" table:style-name="ce27">
            <text:p>Conservador</text:p>
          </table:table-cell>
          <table:table-cell office:value-type="string" table:style-name="ce27">
            <text:p>Papel</text:p>
          </table:table-cell>
          <table:table-cell office:value-type="percentage" office:value="0.3" table:style-name="ce28">
            <text:p>30%</text:p>
          </table:table-cell>
          <table:table-cell table:style-name="ce1"/>
          <table:table-cell office:value-type="string" table:style-name="ce21">
            <text:p>Moderado-Tijolo</text:p>
          </table:table-cell>
          <table:table-cell office:value-type="percentage" office:value="0.4" table:formula="of:=VLOOKUP([.G3];[.B:.E];4;FALSE)" table:style-name="ce22">
            <text:p>40%</text:p>
          </table:table-cell>
          <table:table-cell table:number-columns-repeated="16376"/>
        </table:table-row>
        <table:table-row table:style-name="ro1">
          <table:table-cell/>
          <table:table-cell office:value-type="string" office:string-value="Conservador-Tijolo" table:formula="of:=[.C4]&amp;&quot;-&quot;&amp;[.D4]" table:style-name="ce26">
            <text:p>Conservador-Tijolo</text:p>
          </table:table-cell>
          <table:table-cell office:value-type="string" table:content-validation-name="val2" table:style-name="ce27">
            <text:p>Conservador</text:p>
          </table:table-cell>
          <table:table-cell office:value-type="string" table:style-name="ce27">
            <text:p>Tijolo</text:p>
          </table:table-cell>
          <table:table-cell office:value-type="percentage" office:value="0.5" table:style-name="ce28">
            <text:p>5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office:string-value="Conservador-Híbridos" table:formula="of:=[.C5]&amp;&quot;-&quot;&amp;[.D5]" table:style-name="ce26">
            <text:p>Conservador-Híbridos</text:p>
          </table:table-cell>
          <table:table-cell office:value-type="string" table:content-validation-name="val2" table:style-name="ce27">
            <text:p>Conservador</text:p>
          </table:table-cell>
          <table:table-cell office:value-type="string" table:style-name="ce27">
            <text:p>Híbridos</text:p>
          </table:table-cell>
          <table:table-cell office:value-type="percentage" office:value="0.1" table:style-name="ce28">
            <text:p>1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office:string-value="Conservador-FOFs" table:formula="of:=[.C6]&amp;&quot;-&quot;&amp;[.D6]" table:style-name="ce26">
            <text:p>Conservador-FOFs</text:p>
          </table:table-cell>
          <table:table-cell office:value-type="string" table:content-validation-name="val2" table:style-name="ce27">
            <text:p>Conservador</text:p>
          </table:table-cell>
          <table:table-cell office:value-type="string" table:style-name="ce27">
            <text:p>FOFs</text:p>
          </table:table-cell>
          <table:table-cell office:value-type="percentage" office:value="0.1" table:style-name="ce28">
            <text:p>1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office:string-value="Conservador-Desenvolvimento" table:formula="of:=[.C7]&amp;&quot;-&quot;&amp;[.D7]" table:style-name="ce26">
            <text:p>Conservador-Desenvolvimento</text:p>
          </table:table-cell>
          <table:table-cell office:value-type="string" table:content-validation-name="val2" table:style-name="ce27">
            <text:p>Conservador</text:p>
          </table:table-cell>
          <table:table-cell office:value-type="string" table:style-name="ce27">
            <text:p>Desenvolvimento</text:p>
          </table:table-cell>
          <table:table-cell office:value-type="percentage" office:value="0" table:style-name="ce28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office:string-value="Conservador-Hotelarias" table:formula="of:=[.C8]&amp;&quot;-&quot;&amp;[.D8]" table:style-name="ce26">
            <text:p>Conservador-Hotelarias</text:p>
          </table:table-cell>
          <table:table-cell office:value-type="string" table:content-validation-name="val2" table:style-name="ce27">
            <text:p>Conservador</text:p>
          </table:table-cell>
          <table:table-cell office:value-type="string" table:style-name="ce27">
            <text:p>Hotelarias</text:p>
          </table:table-cell>
          <table:table-cell office:value-type="percentage" office:value="0" table:style-name="ce28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spanned="4" table:number-rows-spanned="1" table:style-name="ce75"/>
          <table:covered-table-cell table:number-columns-repeated="3"/>
          <table:table-cell table:number-columns-repeated="16379" table:style-name="ce1"/>
        </table:table-row>
        <table:table-row table:style-name="ro1">
          <table:table-cell/>
          <table:table-cell office:value-type="string" office:string-value="Moderado-Papel" table:formula="of:=[.C10]&amp;&quot;-&quot;&amp;[.D10]" table:style-name="ce26">
            <text:p>Moderado-Papel</text:p>
          </table:table-cell>
          <table:table-cell office:value-type="string" table:style-name="ce27">
            <text:p>Moderado</text:p>
          </table:table-cell>
          <table:table-cell office:value-type="string" table:style-name="ce27">
            <text:p>Papel</text:p>
          </table:table-cell>
          <table:table-cell office:value-type="percentage" office:value="0.32" table:style-name="ce28">
            <text:p>32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office:string-value="Moderado-Tijolo" table:formula="of:=[.C11]&amp;&quot;-&quot;&amp;[.D11]" table:style-name="ce26">
            <text:p>Moderado-Tijolo</text:p>
          </table:table-cell>
          <table:table-cell office:value-type="string" table:style-name="ce27">
            <text:p>Moderado</text:p>
          </table:table-cell>
          <table:table-cell office:value-type="string" table:style-name="ce27">
            <text:p>Tijolo</text:p>
          </table:table-cell>
          <table:table-cell office:value-type="percentage" office:value="0.4" table:style-name="ce28">
            <text:p>4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office:string-value="Moderado-Híbridos" table:formula="of:=[.C12]&amp;&quot;-&quot;&amp;[.D12]" table:style-name="ce26">
            <text:p>Moderado-Híbridos</text:p>
          </table:table-cell>
          <table:table-cell office:value-type="string" table:style-name="ce27">
            <text:p>Moderado</text:p>
          </table:table-cell>
          <table:table-cell office:value-type="string" table:style-name="ce27">
            <text:p>Híbridos</text:p>
          </table:table-cell>
          <table:table-cell office:value-type="percentage" office:value="0.08" table:style-name="ce28">
            <text:p>8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office:string-value="Moderado-FOFs" table:formula="of:=[.C13]&amp;&quot;-&quot;&amp;[.D13]" table:style-name="ce26">
            <text:p>Moderado-FOFs</text:p>
          </table:table-cell>
          <table:table-cell office:value-type="string" table:style-name="ce27">
            <text:p>Moderado</text:p>
          </table:table-cell>
          <table:table-cell office:value-type="string" table:style-name="ce27">
            <text:p>FOFs</text:p>
          </table:table-cell>
          <table:table-cell office:value-type="percentage" office:value="0.1" table:style-name="ce28">
            <text:p>1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office:string-value="Moderado-Desenvolvimento" table:formula="of:=[.C14]&amp;&quot;-&quot;&amp;[.D14]" table:style-name="ce26">
            <text:p>Moderado-Desenvolvimento</text:p>
          </table:table-cell>
          <table:table-cell office:value-type="string" table:style-name="ce27">
            <text:p>Moderado</text:p>
          </table:table-cell>
          <table:table-cell office:value-type="string" table:style-name="ce27">
            <text:p>Desenvolvimento</text:p>
          </table:table-cell>
          <table:table-cell office:value-type="percentage" office:value="0.05" table:style-name="ce28">
            <text:p>5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office:string-value="Moderado-Hotelarias" table:formula="of:=[.C15]&amp;&quot;-&quot;&amp;[.D15]" table:style-name="ce26">
            <text:p>Moderado-Hotelarias</text:p>
          </table:table-cell>
          <table:table-cell office:value-type="string" table:style-name="ce27">
            <text:p>Moderado</text:p>
          </table:table-cell>
          <table:table-cell office:value-type="string" table:style-name="ce27">
            <text:p>Hotelarias</text:p>
          </table:table-cell>
          <table:table-cell office:value-type="percentage" office:value="0.05" table:style-name="ce28">
            <text:p>5%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spanned="4" table:number-rows-spanned="1" table:style-name="ce75"/>
          <table:covered-table-cell table:number-columns-repeated="3"/>
          <table:table-cell table:number-columns-repeated="16379" table:style-name="ce1"/>
        </table:table-row>
        <table:table-row table:style-name="ro1">
          <table:table-cell/>
          <table:table-cell office:value-type="string" office:string-value="Agressivo-Papel" table:formula="of:=[.C17]&amp;&quot;-&quot;&amp;[.D17]" table:style-name="ce26">
            <text:p>Agressivo-Papel</text:p>
          </table:table-cell>
          <table:table-cell office:value-type="string" table:style-name="ce27">
            <text:p>Agressivo</text:p>
          </table:table-cell>
          <table:table-cell office:value-type="string" table:style-name="ce27">
            <text:p>Papel</text:p>
          </table:table-cell>
          <table:table-cell office:value-type="percentage" office:value="0.5" table:style-name="ce28">
            <text:p>50%</text:p>
          </table:table-cell>
          <table:table-cell table:number-columns-repeated="16379"/>
        </table:table-row>
        <table:table-row table:style-name="ro1">
          <table:table-cell/>
          <table:table-cell office:value-type="string" office:string-value="Agressivo-Tijolo" table:formula="of:=[.C18]&amp;&quot;-&quot;&amp;[.D18]" table:style-name="ce26">
            <text:p>Agressivo-Tijolo</text:p>
          </table:table-cell>
          <table:table-cell office:value-type="string" table:style-name="ce27">
            <text:p>Agressivo</text:p>
          </table:table-cell>
          <table:table-cell office:value-type="string" table:style-name="ce27">
            <text:p>Tijolo</text:p>
          </table:table-cell>
          <table:table-cell office:value-type="percentage" office:value="0.1" table:style-name="ce28">
            <text:p>10%</text:p>
          </table:table-cell>
          <table:table-cell table:number-columns-repeated="16379"/>
        </table:table-row>
        <table:table-row table:style-name="ro1">
          <table:table-cell/>
          <table:table-cell office:value-type="string" office:string-value="Agressivo-Híbridos" table:formula="of:=[.C19]&amp;&quot;-&quot;&amp;[.D19]" table:style-name="ce26">
            <text:p>Agressivo-Híbridos</text:p>
          </table:table-cell>
          <table:table-cell office:value-type="string" table:style-name="ce27">
            <text:p>Agressivo</text:p>
          </table:table-cell>
          <table:table-cell office:value-type="string" table:style-name="ce27">
            <text:p>Híbridos</text:p>
          </table:table-cell>
          <table:table-cell office:value-type="percentage" office:value="0.05" table:style-name="ce28">
            <text:p>5%</text:p>
          </table:table-cell>
          <table:table-cell table:number-columns-repeated="16379"/>
        </table:table-row>
        <table:table-row table:style-name="ro1">
          <table:table-cell/>
          <table:table-cell office:value-type="string" office:string-value="Agressivo-FOFs" table:formula="of:=[.C20]&amp;&quot;-&quot;&amp;[.D20]" table:style-name="ce26">
            <text:p>Agressivo-FOFs</text:p>
          </table:table-cell>
          <table:table-cell office:value-type="string" table:style-name="ce27">
            <text:p>Agressivo</text:p>
          </table:table-cell>
          <table:table-cell office:value-type="string" table:style-name="ce27">
            <text:p>FOFs</text:p>
          </table:table-cell>
          <table:table-cell office:value-type="percentage" office:value="0.05" table:style-name="ce28">
            <text:p>5%</text:p>
          </table:table-cell>
          <table:table-cell table:number-columns-repeated="16379"/>
        </table:table-row>
        <table:table-row table:style-name="ro1">
          <table:table-cell/>
          <table:table-cell office:value-type="string" office:string-value="Agressivo-Desenvolvimento" table:formula="of:=[.C21]&amp;&quot;-&quot;&amp;[.D21]" table:style-name="ce26">
            <text:p>Agressivo-Desenvolvimento</text:p>
          </table:table-cell>
          <table:table-cell office:value-type="string" table:style-name="ce27">
            <text:p>Agressivo</text:p>
          </table:table-cell>
          <table:table-cell office:value-type="string" table:style-name="ce27">
            <text:p>Desenvolvimento</text:p>
          </table:table-cell>
          <table:table-cell office:value-type="percentage" office:value="0.2" table:style-name="ce28">
            <text:p>20%</text:p>
          </table:table-cell>
          <table:table-cell table:number-columns-repeated="16379"/>
        </table:table-row>
        <table:table-row table:style-name="ro1">
          <table:table-cell/>
          <table:table-cell office:value-type="string" office:string-value="Agressivo-Hotelarias" table:formula="of:=[.C22]&amp;&quot;-&quot;&amp;[.D22]" table:style-name="ce29">
            <text:p>Agressivo-Hotelarias</text:p>
          </table:table-cell>
          <table:table-cell office:value-type="string" table:style-name="ce30">
            <text:p>Agressivo</text:p>
          </table:table-cell>
          <table:table-cell office:value-type="string" table:style-name="ce30">
            <text:p>Hotelarias</text:p>
          </table:table-cell>
          <table:table-cell office:value-type="percentage" office:value="0.1" table:style-name="ce31">
            <text:p>10%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named-expressions>
        <table:named-range table:name="aporte" table:cell-range-address="Simulador.$D$14" table:base-cell-address="Simulador.$A$1"/>
        <table:named-range table:name="patrimonio" table:cell-range-address="Simulador.$D$17" table:base-cell-address="Simulador.$A$1"/>
        <table:named-range table:name="q_anos" table:cell-range-address="Simulador.$D$15" table:base-cell-address="Simulador.$A$1"/>
        <table:named-range table:name="rendimento_carteira" table:cell-range-address="Simulador.$D$10" table:base-cell-address="Simulador.$A$1"/>
        <table:named-range table:name="salario" table:cell-range-address="Simulador.$D$9" table:base-cell-address="Simulador.$A$1"/>
        <table:named-range table:name="sugestao_investimento" table:cell-range-address="Simulador.$D$11" table:base-cell-address="Simulador.$A$1"/>
        <table:named-range table:name="taxa_mensal" table:cell-range-address="Simulador.$D$16" table:base-cell-address="Simulado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2P0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2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2P0"/>
    </number:currency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currency-style style:name="N36">
      <number:currency-symbol>R$</number:currency-symbol>
      <number:text> </number:text>
      <number:number number:decimal-places="2" number:min-decimal-places="2" number:min-integer-digits="1" number:grouping="true"/>
    </number:currency-style>
    <style:style style:name="Bom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6-02-08T22:57:01Z</meta:creation-date>
    <dc:date>2026-02-11T22:20:0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2.0pt" svg:width="0.0pt" chart:style-name="Crt0">
        <chart:title chart:style-name="CT00">
          <text:p text:style-name="a0" text:class-names="" text:cond-style-name="">Título do Gráfico</text:p>
        </chart:title>
        <chart:legend chart:legend-position="bottom" chart:legend-align="center" chart:style-name="Lgnd"/>
        <chart:plot-area chart:style-name="Plt0">
          <chart:axis chart:dimension="x"/>
          <chart:axis chart:dimension="y"/>
          <chart:series chart:values-cell-range-address="Simulador.$B$43" chart:class="chart:circle" chart:attached-axis="primary-y" chart:style-name="G0S0">
            <chart:data-point chart:style-name="G0S0P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 chart:data-label-series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34.5pt" svg:width="378.75pt" chart:style-name="Crt0">
        <chart:legend chart:legend-position="bottom" chart:legend-align="center" chart:style-name="Lgnd"/>
        <chart:plot-area chart:style-name="Plt0">
          <chart:axis chart:dimension="x">
            <chart:categories table:cell-range-address="Simulador.$B$34:.$B$39"/>
          </chart:axis>
          <chart:axis chart:dimension="y"/>
          <chart:series chart:label-cell-address="Simulador.$C$33" chart:values-cell-range-address="Simulador.$C$34:.$C$39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